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96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8.16cm"/>
    </style:style>
    <style:style style:name="co4" style:family="table-column">
      <style:table-column-properties fo:break-before="auto" style:column-width="9.62cm"/>
    </style:style>
    <style:style style:name="co5" style:family="table-column">
      <style:table-column-properties fo:break-before="auto" style:column-width="6.939cm"/>
    </style:style>
    <style:style style:name="co6" style:family="table-column">
      <style:table-column-properties fo:break-before="auto" style:column-width="1.94cm"/>
    </style:style>
    <style:style style:name="co7" style:family="table-column">
      <style:table-column-properties fo:break-before="auto" style:column-width="11.1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9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3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0- @ 05-03-20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Mesa de Testes – Módulo CS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7" office:value-type="string">
            <text:p>Função</text:p>
          </table:table-cell>
          <table:table-cell table:style-name="ce9" office:value-type="string">
            <text:p>Sub-Função</text:p>
          </table:table-cell>
          <table:table-cell table:style-name="ce9" office:value-type="string">
            <office:annotation draw:style-name="gr1" draw:text-style-name="P1" svg:width="5.807cm" svg:height="1.801cm" svg:x="35.888cm" svg:y="0cm" draw:caption-point-x="-0.61cm" draw:caption-point-y="1.085cm">
              <dc:date>2015-03-05T00:00:00</dc:date>
              <text:p text:style-name="P1"><text:span text:style-name="T1">O <text:s text:c="5"/>: operante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9" office:value-type="string">
            <text:p>Observações</text:p>
          </table:table-cell>
          <table:table-cell table:style-name="ce9" table:number-columns-repeated="1017"/>
        </table:table-row>
        <table:table-row table:style-name="ro2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office:value-type="string">
            <text:p>Saori: Consultar CEUN-IMT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Saori-SHR: Consultar CEUN-IMT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Observação Importante!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office:value-type="string">
            <text:p>Saori: Disciplinas Oferecida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Saori: Disciplinas Oferecidas em Todos os Ano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Saori-SHR: Discs. Ministrs. Mas Não Ofers. no Ano-Sem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Saori-SHR: Discs. Ministrs. Mas Não Ofers. no Ano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table-cell table:style-name="ce4" office:value-type="string" table:number-columns-spanned="1" table:number-rows-spanned="46">
            <text:p>Professores</text:p>
          </table:table-cell>
          <table:table-cell office:value-type="string">
            <text:p>Lista de Presença</text:p>
          </table:table-cell>
          <table:table-cell office:value-type="string">
            <text:p>-----</text:p>
          </table:table-cell>
          <table:table-cell office:value-type="string">
            <text:p>Lista de Presença para o Dia Selecionado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office:value-type="string">
            <text:p>Lista Dia Completa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Dias em Quais o Professor Está na Escola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Horários dos Dias em Quais o Professor Está em Aula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/>
          <table:table-cell table:style-name="ce4" office:value-type="string" table:number-columns-spanned="1" table:number-rows-spanned="23">
            <text:p>PPC</text:p>
          </table:table-cell>
          <table:table-cell table:style-name="ce4" office:value-type="string" table:number-columns-spanned="1" table:number-rows-spanned="14">
            <text:p>Engenharia</text:p>
          </table:table-cell>
          <table:table-cell office:value-type="string">
            <text:p>AL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M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V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EL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EN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MC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PM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QM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TC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B-1º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Toda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Incluir Ciclo Básico – 1º Ano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Incluir Ciclo Básico – 2º Ano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5" office:value-type="string">
            <text:p>Design</text:p>
          </table:table-cell>
          <table:table-cell table:style-name="ce8" office:value-type="string">
            <text:p>Design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4" office:value-type="string" table:number-columns-spanned="1" table:number-rows-spanned="2">
            <text:p>Administração</text:p>
          </table:table-cell>
          <table:table-cell office:value-type="string">
            <text:p>Administração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Administração São Paulo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4" office:value-type="string" table:number-columns-spanned="1" table:number-rows-spanned="3">
            <text:p>Gestão</text:p>
          </table:table-cell>
          <table:table-cell office:value-type="string">
            <text:p>Gestão Ambiental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Gestão de Tecnologia da Informação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Processos Gerenciai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4" office:value-type="string" table:number-columns-spanned="1" table:number-rows-spanned="3">
            <text:p>-----</text:p>
          </table:table-cell>
          <table:table-cell office:value-type="string">
            <text:p>Incluir DP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Exp. Excel.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/>
          <table:table-cell table:style-name="ce4" office:value-type="string" table:number-columns-spanned="1" table:number-rows-spanned="2">
            <text:p>Cargas Horárias</text:p>
          </table:table-cell>
          <table:table-cell table:style-name="ce4" office:value-type="string" table:number-columns-spanned="1" table:number-rows-spanned="2">
            <text:p>-----</text:p>
          </table:table-cell>
          <table:table-cell office:value-type="string">
            <text:p>Consultar Aulas</text:p>
          </table:table-cell>
          <table:table-cell office:value-type="string">
            <text:p>Gerar Grade Horária dos Professores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onsultar CEUN-IMT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office:value-type="string">
            <text:p>Licenças dos Professores – Toda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Professores de Licença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/>
          <table:table-cell table:style-name="ce4" office:value-type="string" table:number-columns-spanned="1" table:number-rows-spanned="7">
            <text:p>Outras Relações</text:p>
          </table:table-cell>
          <table:table-cell table:style-name="ce4" office:value-type="string" table:number-columns-spanned="1" table:number-rows-spanned="7">
            <text:p>-----</text:p>
          </table:table-cell>
          <table:table-cell office:value-type="string">
            <text:p>As Graduaçõe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om Mais de Uma Graduação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As Pós-Graduaçõe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A Pós-Graduação Maior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Disciplinas Ministrada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Habilitações dos Professore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Professores das Habilitaçõe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office:value-type="string">
            <text:p>Professores Não Reconhecido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Listagem Completa das Convocaçõe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Listagem Linear das Convocaçõe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Referência Cruzada das Convocaçõe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4" office:value-type="string" table:number-columns-spanned="1" table:number-rows-spanned="3">
            <text:p>Taxas de Convocações</text:p>
          </table:table-cell>
          <table:table-cell office:value-type="string">
            <text:p>Taxa de Convocações – Linear – Método 1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Taxa de Convocações – Linear – Método 2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Taxa de Convocações – RefCruz – Métodos 1 e 2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/>
          <table:table-cell office:value-type="string">
            <text:p>Pastas</text:p>
          </table:table-cell>
          <table:table-cell office:value-type="string">
            <text:p>-----</text:p>
          </table:table-cell>
          <table:table-cell office:value-type="string">
            <text:p>Folha de Registro de Aula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table-cell office:value-type="string">
            <text:p>Alunos</text:p>
          </table:table-cell>
          <table:table-cell office:value-type="string">
            <text:p>Localização de Professores</text:p>
          </table:table-cell>
          <table:table-cell office:value-type="string">
            <text:p>-----</text:p>
          </table:table-cell>
          <table:table-cell office:value-type="string">
            <text:p>Localizar Professore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office:value-type="string">
            <text:p>Mapa de Ocupação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Mapa de Ocupação Modificado – Blocos A a H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Mapa de Ocupação Modificado – Blocos I a U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Mapa de Ocupação Modificado – Salas de Teoria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Taxa de Ocupação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4">
          <table:covered-table-cell table:number-columns-repeated="3"/>
          <table:table-cell office:value-type="string">
            <text:p>Janela <text:span text:style-name="T2">Pop-up</text:span> - Mapa de Ocupação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/>
          <table:table-cell office:value-type="string">
            <text:p>Disponibilidade das Salas</text:p>
          </table:table-cell>
          <table:table-cell office:value-type="string">
            <text:p>-----</text:p>
          </table:table-cell>
          <table:table-cell office:value-type="string">
            <text:p>Salas Disponíveis em Dia e Horário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table-cell table:style-name="ce4" office:value-type="string" table:number-columns-spanned="1" table:number-rows-spanned="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office:value-type="string">
            <text:p>Superposições de Aula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Superposições de Professor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Superposições de Sala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/>
          <table:table-cell office:value-type="string">
            <text:p>Restrições de Carga</text:p>
          </table:table-cell>
          <table:table-cell office:value-type="string">
            <text:p>-----</text:p>
          </table:table-cell>
          <table:table-cell office:value-type="string">
            <text:p>Encontrar Todas as Violações das Restriçõe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office:value-type="string">
            <text:p>Aulas com Professores Indefinido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Aulas com Salas Indefinida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office:value-type="string">
            <text:p>Tabela Horário Simple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Tabela Horário Expandida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/>
          <table:table-cell office:value-type="string">
            <text:p>Publicações aos Alunos</text:p>
          </table:table-cell>
          <table:table-cell table:number-columns-repeated="2" office:value-type="string">
            <text:p>-----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table-cell office:value-type="string">
            <text:p>Disciplinas</text:p>
          </table:table-cell>
          <table:table-cell office:value-type="string">
            <text:p>Pesquisa de Disciplinas</text:p>
          </table:table-cell>
          <table:table-cell office:value-type="string">
            <text:p>-----</text:p>
          </table:table-cell>
          <table:table-cell office:value-type="string">
            <text:p>Disciplinas Ministrada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table-cell office:value-type="string">
            <text:p>CEUN</text:p>
          </table:table-cell>
          <table:table-cell office:value-type="string">
            <text:p>Estatísticas para CEUN</text:p>
          </table:table-cell>
          <table:table-cell office:value-type="string">
            <text:p>-----</text:p>
          </table:table-cell>
          <table:table-cell office:value-type="string">
            <text:p>Professor/Aluno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table-cell office:value-type="string">
            <text:p>CPA</text:p>
          </table:table-cell>
          <table:table-cell office:value-type="string">
            <text:p>Estatísticas para CPA</text:p>
          </table:table-cell>
          <table:table-cell office:value-type="string">
            <text:p>-----</text:p>
          </table:table-cell>
          <table:table-cell office:value-type="string">
            <text:p>CPA: Professor x Curso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office:value-type="string">
            <text:p>Professore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Pós-Graduações dos Professore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Licenças dos Professore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Lançar ATO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Lançar TCC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office:value-type="string">
            <text:p>Verificar as Atualizações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Executar as Atualizações – Critério Padrão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Executar as Atualizações – Critério CEUN</text:p>
          </table:table-cell>
          <table:table-cell table:style-name="ce2" office:value-type="string">
            <text:p>-----</text:p>
          </table:table-cell>
          <table:table-cell table:number-columns-repeated="1019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55:55.10</meta:creation-date>
    <meta:generator>LibreOffice/4.0.3.3$Windows_x86 LibreOffice_project/0eaa50a932c8f2199a615e1eb30f7ac74279539</meta:generator>
    <dc:date>2015-03-05T16:50:26.24</dc:date>
    <meta:editing-duration>PT5H36M4S</meta:editing-duration>
    <meta:editing-cycles>15</meta:editing-cycles>
    <meta:document-statistic meta:table-count="1" meta:cell-count="230" meta:object-count="0"/>
  </office:meta>
</office:document-meta>
</file>